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Verdana" svg:font-family="Verdan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8000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6" style:family="paragraph" style:parent-style-name="List_20_Paragraph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style:line-height-at-least="0.582cm" fo:text-align="start" style:justify-single-word="false" fo:widows="1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ourier New" fo:font-size="11pt" style:font-size-asian="11pt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paragraph-properties fo:margin-left="0cm" fo:margin-right="0cm" fo:text-indent="1.249cm" style:auto-text-indent="false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>
      <style:paragraph-properties fo:margin-left="1.249cm" fo:margin-right="0cm" fo:text-indent="0cm" style:auto-text-indent="false"/>
      <style:text-properties fo:color="#000000"/>
    </style:style>
    <style:style style:name="P14" style:family="paragraph" style:parent-style-name="List_20_Paragraph" style:list-style-name="WWNum1">
      <style:paragraph-properties fo:margin-top="0.917cm" fo:margin-bottom="0cm" style:contextual-spacing="false" fo:keep-with-next="always"/>
      <style:text-properties fo:language="uk" fo:country="UA" fo:font-weight="bold" style:font-weight-asian="bold" text:display="none"/>
    </style:style>
    <style:style style:name="P15" style:family="paragraph" style:parent-style-name="Heading_20_1" style:master-page-name="Standard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fo:color="#008000" style:font-name="Courier New" fo:font-size="11pt" fo:language="en" fo:country="US" style:font-size-asian="11pt"/>
    </style:style>
    <style:style style:name="P17" style:family="paragraph" style:parent-style-name="Preformatted_20_Text">
      <style:paragraph-properties fo:margin-left="0cm" fo:margin-right="0cm" fo:text-indent="0cm" style:auto-text-indent="false"/>
      <style:text-properties fo:color="#000000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22" style:family="paragraph" style:parent-style-name="Heading_20_3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Header">
      <style:text-properties fo:language="uk" fo:country="UA"/>
    </style:style>
    <style:style style:name="P25" style:family="paragraph" style:parent-style-name="Heading_20_2" style:master-page-name="">
      <style:paragraph-properties fo:margin-left="0.025cm" fo:margin-right="0cm" fo:margin-top="0.917cm" fo:margin-bottom="0cm" style:contextual-spacing="false" fo:text-align="justify" style:justify-single-word="false" fo:orphans="2" fo:widows="2" fo:hyphenation-ladder-count="no-limit" fo:text-indent="1.251cm" style:auto-text-indent="false" style:page-number="auto" fo:keep-with-next="always" style:punctuation-wrap="hanging" style:writing-mode="lr-tb"/>
      <style:text-properties fo:language="uk" fo:country="UA" fo:hyphenate="false" fo:hyphenation-remain-char-count="2" fo:hyphenation-push-char-count="2"/>
    </style:style>
    <style:style style:name="P26" style:family="paragraph" style:parent-style-name="Heading_20_2">
      <style:paragraph-properties fo:margin-top="0cm" fo:margin-bottom="0cm" style:contextual-spacing="false"/>
    </style:style>
    <style:style style:name="P27" style:family="paragraph" style:parent-style-name="Heading_20_2">
      <style:paragraph-properties fo:margin-left="0cm" fo:margin-right="0cm" fo:margin-top="0cm" fo:margin-bottom="0cm" style:contextual-spacing="false" fo:text-indent="1.251cm" style:auto-text-indent="false"/>
    </style:style>
    <style:style style:name="P28" style:family="paragraph" style:parent-style-name="Heading_20_2">
      <style:paragraph-properties fo:margin-left="1.251cm" fo:margin-right="0cm" fo:margin-top="0cm" fo:margin-bottom="0cm" style:contextual-spacing="false" fo:text-indent="1.251cm" style:auto-text-indent="false"/>
    </style:style>
    <style:style style:name="T1" style:family="text">
      <style:text-properties fo:language="uk" fo:country="UA"/>
    </style:style>
    <style:style style:name="T2" style:family="text">
      <style:text-properties style:letter-kerning="true"/>
    </style:style>
    <style:style style:name="T3" style:family="text">
      <style:text-properties fo:color="#000000"/>
    </style:style>
    <style:style style:name="T4" style:family="text">
      <style:text-properties fo:color="#000000" fo:font-size="13.5pt" fo:language="uk" fo:country="UA" style:font-size-asian="13.5pt" style:font-size-complex="13.5pt"/>
    </style:style>
    <style:style style:name="T5" style:family="text">
      <style:text-properties fo:font-variant="normal" fo:text-transform="none" fo:color="#000000" style:font-name="Verdana" fo:font-size="13.5pt" fo:letter-spacing="normal" fo:language="uk" fo:country="UA" fo:font-style="normal" fo:font-weight="normal" style:font-size-asian="13.5pt" style:font-size-complex="13.5pt"/>
    </style:style>
    <style:style style:name="T6" style:family="text">
      <style:text-properties fo:color="#008000"/>
    </style:style>
    <style:style style:name="T7" style:family="text">
      <style:text-properties fo:color="#c0c0c0"/>
    </style:style>
    <style:style style:name="T8" style:family="text">
      <style:text-properties fo:color="#000080"/>
    </style:style>
    <style:style style:name="T9" style:family="text">
      <style:text-properties fo:color="#808000"/>
    </style:style>
    <style:style style:name="T10" style:family="text">
      <style:text-properties fo:color="#800080"/>
    </style:style>
    <style:style style:name="T11" style:family="text">
      <style:text-properties fo:color="#800000"/>
    </style:style>
    <style:style style:name="T12" style:family="text">
      <style:text-properties officeooo:rsid="000809e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00947151748947770" text:style-name="Outline">
        <text:list-item>
          <text:p text:style-name="P15">Лабораторная работа №2.<text:line-break/><text:span text:style-name="T2"><text:tab/>Менеджер потоков. Управление потоками с помощью планировщика</text:span></text:p>
        </text:list-item>
      </text:list>
      <text:list xml:id="list6118479116584784015" text:style-name="WWNum1">
        <text:list-item>
          <text:h text:style-name="P14" text:outline-level="2"/>
        </text:list-item>
        <text:list-item>
          <text:h text:style-name="P14" text:outline-level="2"/>
        </text:list-item>
        <text:list-item>
          <text:h text:style-name="P14" text:outline-level="2"/>
        </text:list-item>
        <text:list-item>
          <text:h text:style-name="P14" text:outline-level="2"/>
        </text:list-item>
        <text:list-item>
          <text:h text:style-name="P14" text:outline-level="2"/>
        </text:list-item>
        <text:list-item>
          <text:h text:style-name="P14" text:outline-level="2"/>
        </text:list-item>
      </text:list>
      <text:list xml:id="list185753455813631" text:continue-list="list7300947151748947770" text:style-name="Outline">
        <text:list-item>
          <text:p text:style-name="P25">Цель работы</text:p>
        </text:list-item>
      </text:list>
      <text:p text:style-name="P10"/>
      <text:p text:style-name="Standard"><text:span text:style-name="T1">Н</text:span>аучиться <text:span text:style-name="T2">управлять потоками с помощью планировщика.</text:span></text:p>
      <text:p text:style-name="P9"/>
      <text:list xml:id="list185753596111444" text:continue-numbering="true" text:style-name="Outline">
        <text:list-item>
          <text:p text:style-name="P26"><text:s/>Краткие теоретические сведения </text:p>
        </text:list-item>
      </text:list>
      <text:p text:style-name="Standard"/>
      <text:p text:style-name="Standard"><text:span text:style-name="T4"><text:tab/></text:span><text:span text:style-name="T5"><text:line-break/><text:tab/></text:span><text:span text:style-name="T1">Что собственно планирует планировщик?</text:span></text:p>
      <text:p text:style-name="Text_20_body"><text:line-break/><text:tab/>Планировщик — часть операционной системы, которая отвечает за (псевдо)параллельное выполнения задач, потоков, процессов. Планировщик выделяет потокам процессорное время, память, стек и прочие ресурсы. Планировщик может принудительно забирать управление у потока (например по таймеру или при появлении потока с большим приоритетом), либо просто ожидать пока поток сам явно(вызовом некой системной процедуры) или неявно(по завершении) отдаст управление планировщику.<text:line-break/>Первый вариант работы планировщика называется реальным или вытесняющим(preemptive), второй, соответственно, не вытесняющим (non-preemptive).<text:bookmark text:name="habracut"/></text:p>
      <text:list xml:id="list18575334570328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Алгоритмы планирования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line-break/><text:tab/>Существует несколько алгоритмов как вытесняющего, так и невытесняющего планировщика. Для начала давайте разберёмся какой механизм лучше? На первый взгляд очевидным кажется, что вытесняющая многозадачность всегда лучше невытесняющей. Но это не совсем так. <text:tab/>Невытесняющая многозадачность даёт большую фору вытесняющей там, где необходимо, чтобы процессор постоянно был занят именно решением задач, а не их переключением, подготовкой, ожиданием. Пример — системы пакетной обработки данных. А во современные пользовательские ОС трудно представить без вытесняющей многозадачности (хотя до выхода Windows NT, все вполне обходились без неё).<text:line-break/>Итак рассмотрим основные алгоритмы невытесняющей планировки:</text:p>
      <text:list xml:id="list2608337198921044712" text:style-name="L1">
        <text:list-item>
          <text:p text:style-name="P11">FIFO</text:p>
        </text:list-item>
        <text:list-item>
          <text:p text:style-name="P11">Самые короткие — вперёд!</text:p>
        </text:list-item>
        <text:list-item>
          <text:p text:style-name="P11">Самые выполнившиеся вперёд!</text:p>
        </text:list-item>
      </text:list>
      <text:p text:style-name="Text_20_body"><text:line-break/>Насчёт первого думаю всё итак понятно: первый пришёл — первый ушёл. Самые простой но, к сожалению не самый эффективный алгоритм, так как из-за решения чьего нибудь километрового интеграла одним потоком, другой <text:soft-page-break/>будет час ждать очереди, чтобы сложить два числа. <text:line-break/><draw:frame draw:style-name="fr1" draw:name="graphics1" text:anchor-type="as-char" svg:width="10.769cm" svg:height="7.514cm" draw:z-index="0"><draw:image xlink:href="http://habrastorage.org/storage2/e40/739/252/e4073925294f4c17d50b6008bbf5b68a.png" xlink:type="simple" xlink:show="embed" xlink:actuate="onLoad"/></draw:frame><text:line-break/><text:tab/>Очевидный способ повысить эффективность — пропускать короткие потоки вперёд в очереди. Так, сначала выполнятся все потоки которым нужно посчитать 2*2, и только потом начнёт вычисляться тот километровый интеграл. Правда тут тоже имеются свои недостатки: например, длинный поток прервавшийся на ввод/вывод снова будет помещён в конец очереди.<text:line-break/><text:tab/>Третий алгоритм исключает такую ситуацию: потоки которым на данный момент нужно меньше всего времени помещаются в начало очереди.<text:line-break/><text:tab/>В системах пакетной обработки данных обычно используется три уровня планирования: в начале очередь заданий формируется в дисковой памяти (планирование памяти), оттуда потоки попадают в оперативную память, где по одному из вышеперечисленных алгоритмов тоже выстраиваются в очередь. Тут, возможно ситуация, когда процессов слишком много, тогда какие-то процессы возвращаются обратно на диск (планировщик доступа). Собственно, организацией доступа потоков к управлению процессором занимается третий планировщик — планировщик процессов.<text:line-break/><text:tab/>Что очевидно — невытесняющая многозадачность не пригодна для операционных систем, в которых требуется моментальный отклик на любые действия пользователя. Кроме того, такой механизм требует от программиста понимания внутреннего устройства системы, и возлагает ответственность не только за работу программы, но и за работу всей системы в целом. Ведь никто не захочет пользоваться вашим продуктом, если он вешает систему на неделю, правда?<text:line-break/>Рассмотрим несколько алгоритмов вытесняющей планировки:</text:p>
      <text:list xml:id="list1379883055703906694" text:style-name="L2">
        <text:list-item>
          <text:p text:style-name="P12">Циклическая</text:p>
        </text:list-item>
        <text:list-item>
          <text:p text:style-name="P12">С приоритетом по времени</text:p>
        </text:list-item>
        <text:list-item>
          <text:p text:style-name="P12">С приоритетом по назначению</text:p>
        </text:list-item>
      </text:list>
      <text:p text:style-name="P7"><text:line-break/><text:tab/>Первый алгоритм — прямой аналог очереди, а точнее это и есть очередь: первый пришёл — первый получил свой квант времени, снова встал в конец очереди. Всего один очевидный, но очень обидный минус — поток, <text:soft-page-break/>который использует 1/10 кванта времени будет есть столько же процессорного времени сколько поток использующий квант целиком. <text:line-break/><text:tab/>Второй алгоритм решает эту проблему: каждому потоку назначается приоритет обратно пропорциональный использованной доле кванта. Поток с большем приоритетом располагается в очереди раньше.<text:line-break/><text:tab/>Третий алгоритм характерен для интерактивных (серверных) ОС, в которых во главе угла стоит обработка запросов пользователя. Приоритет потокам назначается в зависимости от выполняемой ими задачи. Тут, например, наивысший приоритет будет иметь обработка http запросов, чуть меньший — обработка команд оператора и т. д. При применении такого алгоритма возможно восполнение нечастой передачи управления потоку, выделением ему большего кванта времени. Так поток, который имеет меньший приоритет и потенциально дольше всего ожидающий в очереди получит больше всего процессорного времени.<text:line-break/><text:tab/>Вытесняющая многозадачность не требует от программиста понимания тонкостей работы планировщика но тоже имеет подводные камни.<text:line-break/>м.</text:p>
      <text:p text:style-name="P6"/>
      <text:list xml:id="list185752309786448" text:continue-list="list185753345703287" text:style-name="Outline">
        <text:list-item>
          <text:p text:style-name="P27"><text:span text:style-name="T1">В</text:span>ыполнение работы</text:p>
        </text:list-item>
      </text:list>
      <text:p text:style-name="P23"/>
      <text:p text:style-name="P17"><text:span text:style-name="T8">#include</text:span><text:span text:style-name="T7"> </text:span><text:span text:style-name="T6">&lt;stdlib.h&gt;</text:span></text:p>
      <text:p text:style-name="P4"><text:span text:style-name="T8">#include</text:span><text:span text:style-name="T7"> </text:span><text:span text:style-name="T6">&lt;ucontext.h&gt;</text:span></text:p>
      <text:p text:style-name="P4"><text:span text:style-name="T8">#include</text:span><text:span text:style-name="T7"> </text:span><text:span text:style-name="T6">&lt;string.h&gt;</text:span></text:p>
      <text:p text:style-name="P4"><text:span text:style-name="T8">#include</text:span><text:span text:style-name="T7"> </text:span><text:span text:style-name="T6">"data_structures.h"</text:span></text:p>
      <text:p text:style-name="P4"><text:span text:style-name="T8">#include</text:span><text:span text:style-name="T7"> </text:span><text:span text:style-name="T6">&lt;unistd.h&gt;</text:span></text:p>
      <text:p text:style-name="P4"><text:span text:style-name="T8">#include</text:span><text:span text:style-name="T7"> </text:span><text:span text:style-name="T6">"scheduler.h"</text:span></text:p>
      <text:p text:style-name="P1"><text:span text:style-name="T8">#include</text:span><text:span text:style-name="T7"> </text:span><text:span text:style-name="T6">"thread.h"</text:span></text:p>
      <text:p text:style-name="P4"><text:span text:style-name="T10">queue</text:span><text:span text:style-name="T7"> </text:span>ready_queue<text:span text:style-name="T3">;</text:span></text:p>
      <text:p text:style-name="P4"><text:span text:style-name="T9">struct</text:span><text:span text:style-name="T7"> </text:span><text:span text:style-name="T10">thread</text:span><text:span text:style-name="T7"> </text:span><text:span text:style-name="T3">*</text:span>current_thread<text:span text:style-name="T3">;</text:span></text:p>
      <text:p text:style-name="P4"><text:span text:style-name="T10">hash_table</text:span><text:span text:style-name="T7"> </text:span>mutex_table<text:span text:style-name="T3">;</text:span></text:p>
      <text:p text:style-name="P4"><text:span text:style-name="T9">struct</text:span><text:span text:style-name="T7"> </text:span><text:span text:style-name="T10">thread</text:span><text:span text:style-name="T7"> </text:span><text:span text:style-name="T3">*</text:span>idle<text:span text:style-name="T3">;</text:span></text:p>
      <text:p text:style-name="P4"><text:span text:style-name="T10">hash_table</text:span><text:span text:style-name="T7"> </text:span>init_threads_table<text:span text:style-name="T3">;</text:span></text:p>
      <text:p text:style-name="P1"><text:span text:style-name="T10">list</text:span><text:span text:style-name="T7"> </text:span>sleeping_threads<text:span text:style-name="T3">;</text:span></text:p>
      <text:p text:style-name="P4"><text:span text:style-name="T9">void</text:span><text:span text:style-name="T7"> </text:span><text:span text:style-name="T3">_init_idle()</text:span><text:span text:style-name="T7"> </text:span><text:span text:style-name="T3">{</text:span></text:p>
      <text:p text:style-name="P4"><text:span text:style-name="T7"><text:s text:c="4"/></text:span><text:span text:style-name="T10">uint</text:span><text:span text:style-name="T7"> </text:span><text:span text:style-name="T3">idle_id</text:span><text:span text:style-name="T7"> </text:span><text:span text:style-name="T3">=</text:span><text:span text:style-name="T7"> </text:span><text:span text:style-name="T3">thread_create(</text:span>_run_idle<text:span text:style-name="T3">,</text:span><text:span text:style-name="T7"> </text:span><text:span text:style-name="T8">NULL</text:span><text:span text:style-name="T3">);</text:span></text:p>
      <text:p text:style-name="P4"><text:span text:style-name="T7"><text:s text:c="4"/></text:span>idle<text:span text:style-name="T7"> </text:span><text:span text:style-name="T3">=</text:span><text:span text:style-name="T7"> </text:span><text:span text:style-name="T3">ready_queue_get();</text:span></text:p>
      <text:p text:style-name="P4"><text:span text:style-name="T7"><text:s text:c="4"/></text:span>current_thread<text:span text:style-name="T7"> </text:span><text:span text:style-name="T3">=</text:span><text:span text:style-name="T7"> </text:span>idle<text:span text:style-name="T3">;</text:span></text:p>
      <text:p text:style-name="P3">}</text:p>
      <text:p text:style-name="P4"><text:span text:style-name="T9">void</text:span><text:span text:style-name="T7"> </text:span><text:span text:style-name="T3">*_run_idle(</text:span><text:span text:style-name="T9">void</text:span><text:span text:style-name="T7"> </text:span><text:span text:style-name="T3">*data){</text:span></text:p>
      <text:p text:style-name="P4"><text:span text:style-name="T7"><text:s text:c="4"/></text:span><text:span text:style-name="T9">while</text:span><text:span text:style-name="T3">(</text:span><text:span text:style-name="T8">1</text:span><text:span text:style-name="T3">){</text:span></text:p>
      <text:p text:style-name="P4"><text:span text:style-name="T6">//</text:span><text:span text:style-name="T7"> <text:s text:c="7"/></text:span><text:span text:style-name="T6">puts("i</text:span><text:span text:style-name="T7"> </text:span><text:span text:style-name="T6">am</text:span><text:span text:style-name="T7"> </text:span><text:span text:style-name="T6">idle");</text:span></text:p>
      <text:p text:style-name="P4"><text:span text:style-name="T7"><text:s text:c="4"/></text:span><text:span text:style-name="T3">}</text:span></text:p>
      <text:p text:style-name="P3">}</text:p>
      <text:p text:style-name="P4"><text:span text:style-name="T9">void</text:span><text:span text:style-name="T7"> </text:span><text:span text:style-name="T3">sigalrm_handler()</text:span><text:span text:style-name="T7"> </text:span><text:span text:style-name="T3">{</text:span></text:p>
      <text:p text:style-name="P4"><text:span text:style-name="T7"><text:s text:c="4"/></text:span><text:span text:style-name="T3">_wake_sleeping_threads();</text:span></text:p>
      <text:p text:style-name="P4"><text:span text:style-name="T7"><text:s text:c="4"/></text:span><text:span text:style-name="T3">schedule();</text:span></text:p>
      <text:p text:style-name="P3">}</text:p>
      <text:p text:style-name="P1"><text:soft-page-break/><text:span text:style-name="T9">void</text:span><text:span text:style-name="T7"> </text:span><text:span text:style-name="T3">_wake_sleeping_threads(){</text:span></text:p>
      <text:p text:style-name="P4"><text:span text:style-name="T7"><text:s text:c="4"/></text:span><text:span text:style-name="T9">if</text:span><text:span text:style-name="T7"> </text:span><text:span text:style-name="T3">(is_empty_list(</text:span>sleeping_threads<text:span text:style-name="T3">)){</text:span></text:p>
      <text:p text:style-name="P4"><text:span text:style-name="T7"><text:s text:c="8"/></text:span><text:span text:style-name="T9">return</text:span><text:span text:style-name="T3">;</text:span></text:p>
      <text:p text:style-name="P1"><text:span text:style-name="T7"><text:s text:c="4"/></text:span><text:span text:style-name="T3">}</text:span></text:p>
      <text:p text:style-name="P4"><text:span text:style-name="T7"><text:s text:c="4"/></text:span><text:span text:style-name="T10">time_t</text:span><text:span text:style-name="T7"> </text:span><text:span text:style-name="T3">t</text:span><text:span text:style-name="T7"> </text:span><text:span text:style-name="T3">=</text:span><text:span text:style-name="T7"> </text:span>time<text:span text:style-name="T3">(</text:span><text:span text:style-name="T8">NULL</text:span><text:span text:style-name="T3">);</text:span></text:p>
      <text:p text:style-name="P4"><text:span text:style-name="T7"><text:s text:c="4"/></text:span><text:span text:style-name="T10">list_iterator</text:span><text:span text:style-name="T7"> </text:span><text:span text:style-name="T3">it</text:span><text:span text:style-name="T7"> </text:span><text:span text:style-name="T3">=</text:span><text:span text:style-name="T7"> </text:span><text:span text:style-name="T3">get_list_iterator(</text:span>sleeping_threads<text:span text:style-name="T3">);</text:span></text:p>
      <text:p text:style-name="P4"><text:span text:style-name="T7"><text:s text:c="4"/></text:span><text:span text:style-name="T9">struct</text:span><text:span text:style-name="T7"> </text:span><text:span text:style-name="T10">thread</text:span><text:span text:style-name="T7"> </text:span><text:span text:style-name="T3">*sleeping</text:span><text:span text:style-name="T7"> </text:span><text:span text:style-name="T3">=</text:span><text:span text:style-name="T7"> </text:span><text:span text:style-name="T8">NULL</text:span><text:span text:style-name="T3">;</text:span></text:p>
      <text:p text:style-name="P4"><text:span text:style-name="T7"><text:s text:c="4"/></text:span><text:span text:style-name="T9">for</text:span><text:span text:style-name="T7"> </text:span><text:span text:style-name="T3">(;</text:span></text:p>
      <text:p text:style-name="P4"><text:span text:style-name="T7"><text:s text:c="9"/></text:span><text:span text:style-name="T3">(sleeping</text:span><text:span text:style-name="T7"> </text:span><text:span text:style-name="T3">=</text:span><text:span text:style-name="T7"> </text:span><text:span text:style-name="T3">get_iterator_value(it));</text:span></text:p>
      <text:p text:style-name="P1"><text:span text:style-name="T7"><text:s text:c="9"/></text:span><text:span text:style-name="T3">move_next(it)){</text:span></text:p>
      <text:p text:style-name="P4"><text:span text:style-name="T7"><text:s text:c="8"/></text:span><text:span text:style-name="T9">if</text:span><text:span text:style-name="T7"> </text:span><text:span text:style-name="T3">(t</text:span><text:span text:style-name="T7"> </text:span><text:span text:style-name="T3">&gt;</text:span><text:span text:style-name="T7"> </text:span><text:span text:style-name="T3">sleeping-&gt;</text:span><text:span text:style-name="T11">wake_up_time</text:span><text:span text:style-name="T3">)</text:span><text:span text:style-name="T7"> </text:span><text:span text:style-name="T3">{</text:span></text:p>
      <text:p text:style-name="P4"><text:span text:style-name="T7"><text:s text:c="12"/></text:span><text:span text:style-name="T3">ready_queue_add(sleeping);</text:span></text:p>
      <text:p text:style-name="P4"><text:span text:style-name="T7"><text:s text:c="12"/></text:span><text:span text:style-name="T3">remove_value(it);</text:span></text:p>
      <text:p text:style-name="P4"><text:span text:style-name="T7"><text:s text:c="8"/></text:span><text:span text:style-name="T3">}</text:span></text:p>
      <text:p text:style-name="P4"><text:span text:style-name="T7"><text:s text:c="4"/></text:span><text:span text:style-name="T3">}</text:span></text:p>
      <text:p text:style-name="P4"><text:span text:style-name="T7"><text:s text:c="4"/></text:span><text:span text:style-name="T3">free_iterator(it);</text:span></text:p>
      <text:p text:style-name="P3">}</text:p>
      <text:p text:style-name="P4"><text:span text:style-name="T9">void</text:span><text:span text:style-name="T7"> </text:span><text:span text:style-name="T3">sched_lock(){</text:span></text:p>
      <text:p text:style-name="P4"><text:span text:style-name="T7"><text:s text:c="4"/></text:span><text:span text:style-name="T10">sigset_t</text:span><text:span text:style-name="T7"> </text:span><text:span text:style-name="T3">set;</text:span></text:p>
      <text:p text:style-name="P4"><text:span text:style-name="T7"><text:s text:c="4"/></text:span><text:span text:style-name="T3">sigemptyset(&amp;set);</text:span></text:p>
      <text:p text:style-name="P4"><text:span text:style-name="T7"><text:s text:c="4"/></text:span><text:span text:style-name="T3">sigaddset(&amp;set,</text:span><text:span text:style-name="T7"> </text:span><text:span text:style-name="T8">SIGALRM</text:span><text:span text:style-name="T3">);</text:span></text:p>
      <text:p text:style-name="P4"><text:span text:style-name="T7"><text:s text:c="4"/></text:span><text:span text:style-name="T3">sigprocmask(</text:span><text:span text:style-name="T8">SIG_BLOCK</text:span><text:span text:style-name="T3">,</text:span><text:span text:style-name="T7"> </text:span><text:span text:style-name="T3">&amp;set,</text:span><text:span text:style-name="T7"> </text:span><text:span text:style-name="T8">NULL</text:span><text:span text:style-name="T3">);</text:span></text:p>
      <text:p text:style-name="P3">}</text:p>
      <text:p text:style-name="P4"><text:span text:style-name="T9">void</text:span><text:span text:style-name="T7"> </text:span><text:span text:style-name="T3">sched_unlock(){</text:span></text:p>
      <text:p text:style-name="P4"><text:span text:style-name="T7"><text:s text:c="4"/></text:span><text:span text:style-name="T10">sigset_t</text:span><text:span text:style-name="T7"> </text:span><text:span text:style-name="T3">set;</text:span></text:p>
      <text:p text:style-name="P4"><text:span text:style-name="T7"><text:s text:c="4"/></text:span><text:span text:style-name="T3">sigemptyset(&amp;set);</text:span></text:p>
      <text:p text:style-name="P4"><text:span text:style-name="T7"><text:s text:c="4"/></text:span><text:span text:style-name="T3">sigaddset(&amp;set,</text:span><text:span text:style-name="T7"> </text:span><text:span text:style-name="T8">SIGALRM</text:span><text:span text:style-name="T3">);</text:span></text:p>
      <text:p text:style-name="P4"><text:span text:style-name="T7"><text:s text:c="4"/></text:span><text:span text:style-name="T3">sigprocmask(</text:span><text:span text:style-name="T8">SIG_UNBLOCK</text:span><text:span text:style-name="T3">,</text:span><text:span text:style-name="T7"> </text:span><text:span text:style-name="T3">&amp;set,</text:span><text:span text:style-name="T7"> </text:span><text:span text:style-name="T8">NULL</text:span><text:span text:style-name="T3">);</text:span></text:p>
      <text:p text:style-name="P3">}</text:p>
      <text:p text:style-name="P4"><text:span text:style-name="T9">void</text:span><text:span text:style-name="T7"> </text:span><text:span text:style-name="T3">_sched_timer_init()</text:span><text:span text:style-name="T7"> </text:span><text:span text:style-name="T3">{</text:span></text:p>
      <text:p text:style-name="P4"><text:span text:style-name="T7"><text:s text:c="4"/></text:span><text:span text:style-name="T9">struct</text:span><text:span text:style-name="T7"> </text:span><text:span text:style-name="T10">sigaction</text:span><text:span text:style-name="T7"> </text:span><text:span text:style-name="T3">sa;</text:span></text:p>
      <text:p text:style-name="P4"><text:span text:style-name="T7"><text:s text:c="4"/></text:span><text:span text:style-name="T3">memset(&amp;sa,</text:span><text:span text:style-name="T7"> </text:span><text:span text:style-name="T8">0</text:span><text:span text:style-name="T3">,</text:span><text:span text:style-name="T7"> </text:span><text:span text:style-name="T9">sizeof</text:span><text:span text:style-name="T3">(</text:span><text:span text:style-name="T9">struct</text:span><text:span text:style-name="T7"> </text:span><text:span text:style-name="T10">sigaction</text:span><text:span text:style-name="T3">));</text:span></text:p>
      <text:p text:style-name="P4"><text:span text:style-name="T7"><text:s text:c="4"/></text:span><text:span text:style-name="T3">sa.</text:span><text:span text:style-name="T8">sa_sigaction</text:span><text:span text:style-name="T7"> </text:span><text:span text:style-name="T3">=</text:span><text:span text:style-name="T7"> </text:span>sigalrm_handler<text:span text:style-name="T3">;</text:span></text:p>
      <text:p text:style-name="P4"><text:span text:style-name="T7"><text:s text:c="4"/></text:span><text:span text:style-name="T3">sa.</text:span><text:span text:style-name="T11">sa_flags</text:span><text:span text:style-name="T7"> </text:span><text:span text:style-name="T3">=</text:span><text:span text:style-name="T7"> </text:span><text:span text:style-name="T8">SA_SIGINFO</text:span><text:span text:style-name="T7"> </text:span><text:span text:style-name="T3">|</text:span><text:span text:style-name="T7"> </text:span><text:span text:style-name="T8">SA_NODEFER</text:span><text:span text:style-name="T3">;</text:span></text:p>
      <text:p text:style-name="P4"><text:span text:style-name="T7"><text:s text:c="4"/></text:span><text:span text:style-name="T3">sigaction(</text:span><text:span text:style-name="T8">SIGALRM</text:span><text:span text:style-name="T3">,</text:span><text:span text:style-name="T7"> </text:span><text:span text:style-name="T3">&amp;sa,</text:span><text:span text:style-name="T7"> </text:span><text:span text:style-name="T8">NULL</text:span><text:span text:style-name="T3">);</text:span></text:p>
      <text:p text:style-name="P3">}</text:p>
      <text:p text:style-name="P4"><text:span text:style-name="T9">void</text:span><text:span text:style-name="T7"> </text:span><text:span text:style-name="T3">sched_init()</text:span><text:span text:style-name="T7"> </text:span><text:span text:style-name="T3">{</text:span></text:p>
      <text:p text:style-name="P4"><text:span text:style-name="T7"><text:s text:c="4"/></text:span>ready_queue<text:span text:style-name="T7"> </text:span><text:span text:style-name="T3">=</text:span><text:span text:style-name="T7"> </text:span><text:span text:style-name="T3">queue_init();</text:span></text:p>
      <text:p text:style-name="P4"><text:span text:style-name="T7"><text:s text:c="4"/></text:span>mutex_table<text:span text:style-name="T7"> </text:span><text:span text:style-name="T3">=</text:span><text:span text:style-name="T7"> </text:span><text:span text:style-name="T3">mutex_table_init();</text:span></text:p>
      <text:p text:style-name="P4"><text:span text:style-name="T7"><text:s text:c="4"/></text:span>sleeping_threads<text:span text:style-name="T7"> </text:span><text:span text:style-name="T3">=</text:span><text:span text:style-name="T7"> </text:span><text:span text:style-name="T3">list_init();</text:span></text:p>
      <text:p text:style-name="P4"><text:span text:style-name="T7"><text:s text:c="4"/></text:span><text:span text:style-name="T3">_init_idle();</text:span></text:p>
      <text:p text:style-name="P4"><text:span text:style-name="T7"><text:s text:c="4"/></text:span><text:span text:style-name="T3">_sched_timer_init();</text:span></text:p>
      <text:p text:style-name="P3">}</text:p>
      <text:p text:style-name="P4"><text:span text:style-name="T9">void</text:span><text:span text:style-name="T7"> </text:span><text:span text:style-name="T3">schedule()</text:span><text:span text:style-name="T7"> </text:span><text:span text:style-name="T3">{</text:span></text:p>
      <text:p text:style-name="P1"><text:span text:style-name="T7"><text:s text:c="4"/></text:span><text:span text:style-name="T9">struct</text:span><text:span text:style-name="T7"> </text:span><text:span text:style-name="T10">thread</text:span><text:span text:style-name="T7"> </text:span><text:span text:style-name="T3">*t</text:span><text:span text:style-name="T7"> </text:span><text:span text:style-name="T3">=</text:span><text:span text:style-name="T7"> </text:span><text:span text:style-name="T3">get_current_thread();</text:span></text:p>
      <text:p text:style-name="P4"><text:span text:style-name="T7"><text:s text:c="4"/></text:span><text:span text:style-name="T9">if</text:span><text:span text:style-name="T7"> </text:span><text:span text:style-name="T3">(t-&gt;</text:span><text:span text:style-name="T11">state</text:span><text:span text:style-name="T7"> </text:span><text:span text:style-name="T3">==</text:span><text:span text:style-name="T7"> </text:span><text:span text:style-name="T10">RUN</text:span><text:span text:style-name="T7"> </text:span><text:span text:style-name="T3">&amp;&amp;</text:span><text:span text:style-name="T7"> </text:span><text:span text:style-name="T3">t-&gt;</text:span><text:span text:style-name="T11">thread_id</text:span><text:span text:style-name="T7"> </text:span><text:span text:style-name="T3">!=</text:span><text:span text:style-name="T7"> </text:span><text:span text:style-name="T8">IDLE_THREAD_ID</text:span><text:span text:style-name="T7"> </text:span><text:span text:style-name="T3">){</text:span></text:p>
      <text:p text:style-name="P4"><text:span text:style-name="T7"><text:s text:c="8"/></text:span><text:span text:style-name="T3">t-&gt;</text:span><text:span text:style-name="T11">state</text:span><text:span text:style-name="T7"> </text:span><text:span text:style-name="T3">=</text:span><text:span text:style-name="T7"> </text:span><text:span text:style-name="T10">READY</text:span><text:span text:style-name="T3">;</text:span></text:p>
      <text:p text:style-name="P4"><text:span text:style-name="T7"><text:s text:c="8"/></text:span><text:span text:style-name="T3">ready_queue_add(t);</text:span></text:p>
      <text:p text:style-name="P1"><text:span text:style-name="T7"><text:s text:c="4"/></text:span><text:span text:style-name="T3">}</text:span></text:p>
      <text:p text:style-name="P4"><text:span text:style-name="T7"><text:s text:c="4"/></text:span><text:span text:style-name="T3">alarm(</text:span><text:span text:style-name="T8">THREAD_TIME_QUANTUM</text:span><text:span text:style-name="T3">);</text:span></text:p>
      <text:p text:style-name="P4"><text:soft-page-break/><text:span text:style-name="T7"><text:s text:c="4"/></text:span><text:span text:style-name="T3">t</text:span><text:span text:style-name="T7"> </text:span><text:span text:style-name="T3">=</text:span><text:span text:style-name="T7"> </text:span><text:span text:style-name="T3">ready_queue_get();</text:span></text:p>
      <text:p text:style-name="P4"><text:span text:style-name="T7"><text:s text:c="4"/></text:span><text:span text:style-name="T3">run_thread(t);</text:span></text:p>
      <text:p text:style-name="P3">}</text:p>
      <text:p text:style-name="P4"><text:span text:style-name="T9">struct</text:span><text:span text:style-name="T7"> </text:span><text:span text:style-name="T10">thread</text:span><text:span text:style-name="T3">*</text:span><text:span text:style-name="T7"> </text:span><text:span text:style-name="T3">ready_queue_get(){</text:span></text:p>
      <text:p text:style-name="P4"><text:span text:style-name="T7"><text:s text:c="4"/></text:span><text:span text:style-name="T9">if</text:span><text:span text:style-name="T7"> </text:span><text:span text:style-name="T3">(is_empty_queue(</text:span>ready_queue<text:span text:style-name="T3">))</text:span><text:span text:style-name="T7"> </text:span><text:span text:style-name="T3">{</text:span></text:p>
      <text:p text:style-name="P4"><text:span text:style-name="T7"><text:s text:c="8"/></text:span><text:span text:style-name="T9">return</text:span><text:span text:style-name="T7"> </text:span>idle<text:span text:style-name="T3">;</text:span></text:p>
      <text:p text:style-name="P4"><text:span text:style-name="T7"><text:s text:c="4"/></text:span><text:span text:style-name="T3">}</text:span></text:p>
      <text:p text:style-name="P4"><text:span text:style-name="T7"><text:s text:c="4"/></text:span><text:span text:style-name="T9">return</text:span><text:span text:style-name="T7"> </text:span><text:span text:style-name="T3">(</text:span><text:span text:style-name="T9">struct</text:span><text:span text:style-name="T7"> </text:span><text:span text:style-name="T10">thread</text:span><text:span text:style-name="T3">*)queue_remove(</text:span>ready_queue<text:span text:style-name="T3">);</text:span></text:p>
      <text:p text:style-name="P3">}</text:p>
      <text:p text:style-name="P4"><text:span text:style-name="T9">void</text:span><text:span text:style-name="T7"> </text:span><text:span text:style-name="T3">ready_queue_add(</text:span><text:span text:style-name="T9">struct</text:span><text:span text:style-name="T7"> </text:span><text:span text:style-name="T10">thread</text:span><text:span text:style-name="T7"> </text:span><text:span text:style-name="T3">*t){</text:span></text:p>
      <text:p text:style-name="P4"><text:span text:style-name="T7"><text:s text:c="4"/></text:span><text:span text:style-name="T3">add_queue(</text:span>ready_queue<text:span text:style-name="T3">,</text:span><text:span text:style-name="T7"> </text:span><text:span text:style-name="T3">t);</text:span></text:p>
      <text:p text:style-name="P3">}</text:p>
      <text:p text:style-name="P4"><text:span text:style-name="T9">void</text:span><text:span text:style-name="T7"> </text:span><text:span text:style-name="T3">register_mutex(</text:span><text:span text:style-name="T9">struct</text:span><text:span text:style-name="T7"> </text:span><text:span text:style-name="T10">mutex</text:span><text:span text:style-name="T7"> </text:span><text:span text:style-name="T3">*t){</text:span></text:p>
      <text:p text:style-name="P4"><text:span text:style-name="T7"><text:s text:c="4"/></text:span><text:span text:style-name="T3">table_insert(</text:span>mutex_table<text:span text:style-name="T3">,</text:span><text:span text:style-name="T7"> </text:span><text:span text:style-name="T3">(</text:span><text:span text:style-name="T9">void</text:span><text:span text:style-name="T3">*)t);</text:span></text:p>
      <text:p text:style-name="P3">}</text:p>
      <text:p text:style-name="P4"><text:span text:style-name="T9">struct</text:span><text:span text:style-name="T7"> </text:span><text:span text:style-name="T10">mutex</text:span><text:span text:style-name="T3">*</text:span><text:span text:style-name="T7"> </text:span><text:span text:style-name="T3">get_mutex(</text:span><text:span text:style-name="T10">uint</text:span><text:span text:style-name="T7"> </text:span><text:span text:style-name="T3">mutex_id){</text:span></text:p>
      <text:p text:style-name="P4"><text:span text:style-name="T7"><text:s text:c="4"/></text:span><text:span text:style-name="T9">return</text:span><text:span text:style-name="T7"> </text:span><text:span text:style-name="T3">gdsl_hash_search(</text:span>mutex_table<text:span text:style-name="T3">,</text:span><text:span text:style-name="T7"> </text:span><text:span text:style-name="T3">(</text:span><text:span text:style-name="T9">const</text:span><text:span text:style-name="T7"> </text:span><text:span text:style-name="T9">char</text:span><text:span text:style-name="T3">*)&amp;mutex_id);</text:span></text:p>
      <text:p text:style-name="P3">}</text:p>
      <text:p text:style-name="P4"><text:span text:style-name="T9">struct</text:span><text:span text:style-name="T7"> </text:span><text:span text:style-name="T10">thread</text:span><text:span text:style-name="T7"> </text:span><text:span text:style-name="T3">*get_current_thread(){</text:span></text:p>
      <text:p text:style-name="P4"><text:span text:style-name="T7"><text:s text:c="4"/></text:span><text:span text:style-name="T9">return</text:span><text:span text:style-name="T7"> </text:span>current_thread<text:span text:style-name="T3">;</text:span></text:p>
      <text:p text:style-name="P3">}</text:p>
      <text:p text:style-name="P4"><text:span text:style-name="T9">void</text:span><text:span text:style-name="T7"> </text:span><text:span text:style-name="T3">set_current_thread(</text:span><text:span text:style-name="T9">struct</text:span><text:span text:style-name="T7"> </text:span><text:span text:style-name="T10">thread</text:span><text:span text:style-name="T3">*</text:span><text:span text:style-name="T7"> </text:span><text:span text:style-name="T3">t){</text:span></text:p>
      <text:p text:style-name="P4"><text:span text:style-name="T7"><text:s text:c="4"/></text:span>current_thread<text:span text:style-name="T7"> </text:span><text:span text:style-name="T3">=</text:span><text:span text:style-name="T7"> </text:span><text:span text:style-name="T3">t;</text:span></text:p>
      <text:p text:style-name="P3">}</text:p>
      <text:p text:style-name="P4"><text:span text:style-name="T9">void</text:span><text:span text:style-name="T7"> </text:span><text:span text:style-name="T3">start_scheduler(){</text:span></text:p>
      <text:p text:style-name="P4"><text:span text:style-name="T7"><text:s text:c="4"/></text:span><text:span text:style-name="T3">alarm(</text:span><text:span text:style-name="T8">THREAD_TIME_QUANTUM</text:span><text:span text:style-name="T3">);</text:span></text:p>
      <text:p text:style-name="P4"><text:span text:style-name="T7"><text:s text:c="4"/></text:span><text:span text:style-name="T3">setcontext(</text:span>idle<text:span text:style-name="T3">-&gt;</text:span><text:span text:style-name="T11">context</text:span><text:span text:style-name="T3">);</text:span></text:p>
      <text:p text:style-name="P3">}</text:p>
      <text:p text:style-name="P4"><text:span text:style-name="T9">void</text:span><text:span text:style-name="T7"> </text:span><text:span text:style-name="T3">sched_add_sleeping_thread(</text:span><text:span text:style-name="T9">const</text:span><text:span text:style-name="T7"> </text:span><text:span text:style-name="T9">struct</text:span><text:span text:style-name="T7"> </text:span><text:span text:style-name="T10">thread</text:span><text:span text:style-name="T7"> </text:span><text:span text:style-name="T3">*thr)</text:span></text:p>
      <text:p text:style-name="P5">{</text:p>
      <text:p text:style-name="P4"><text:span text:style-name="T7"><text:s text:c="4"/></text:span><text:span text:style-name="T3">add_to_list(</text:span>sleeping_threads<text:span text:style-name="T3">,</text:span><text:span text:style-name="T7"> </text:span><text:span text:style-name="T3">thr);</text:span></text:p>
      <text:p text:style-name="P4"><text:span text:style-name="T7"><text:s text:c="4"/></text:span><text:span text:style-name="T3">schedule();</text:span></text:p>
      <text:p text:style-name="P3">}</text:p>
      <text:p text:style-name="P13"/>
      <text:list xml:id="list185754048354390" text:continue-numbering="true" text:style-name="Outline">
        <text:list-item>
          <text:p text:style-name="P28">Выводы </text:p>
        </text:list-item>
      </text:list>
      <text:p text:style-name="Standard"/>
      <text:p text:style-name="Standard">При выполнении лабораторной работы были узечены механизми планировки потоков. Создано ряд функций, которые позволяют управлять потоками по прихождению сигнал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Verdana" svg:font-family="Verdana, 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hyphenation-ladder-count="no-limit" fo:text-indent="1.251cm" style:auto-text-indent="false" style:punctuation-wrap="hanging" style:writing-mode="lr-tb"/>
      <style:text-properties style:use-window-font-color="true" fo:font-size="14pt" style:font-size-asian="14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cm" fo:margin-bottom="0.423cm" style:contextual-spacing="false" fo:text-align="center" style:justify-single-word="false" fo:break-before="pag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917cm" fo:margin-bottom="0.917cm" style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style:contextual-spacing="false" fo:keep-together="always" fo:keep-with-next="always"/>
      <style:text-properties fo:color="#365f91" style:font-name="Cambria" fo:font-family="Cambria" style:font-family-generic="roman" style:font-pitch="variable"/>
    </style:style>
    <style:style style:name="_3f__3f__3f__3f__3f__3f__3f__3f__3f_" style:display-name="?????????" style:family="paragraph" style:parent-style-name="Standard" style:default-outline-level="" style:list-style-name="">
      <style:paragraph-properties fo:margin-top="0.423cm" fo:margin-bottom="0.212cm" style:contextual-spacing="false" fo:keep-with-next="always" text:number-lines="false" text:line-number="0"/>
      <style:text-properties style:font-name="Liberation Sans" fo:font-family="'Liberation Sans'" style:font-family-generic="roman" style:font-pitch="variable"/>
    </style:style>
    <style:style style:name="_3f__3f__3f__3f__3f__3f__3f__3f_" style:display-name="????????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/>
    </style:style>
    <style:style style:name="_3f__3f__3f__3f__3f__3f__3f__3f__3f__3f__3f__20_HTML" style:display-name="??????????? HTML" style:family="paragraph" style:parent-style-name="Standard" style:default-outline-level="" style:list-style-name="">
      <style:paragraph-properties fo:margin-left="0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_3f__3f__3f__3f__3f_1" style:display-name="?????1" style:family="paragraph" style:parent-style-name="Standard" style:default-outline-level="" style:list-style-name="">
      <style:paragraph-properties fo:margin-left="0cm" fo:margin-right="0cm" fo:text-align="start" style:justify-single-word="false" fo:text-indent="0cm" style:auto-text-indent="false"/>
      <style:text-properties style:text-position="58% 100%" style:font-name="Courier New" fo:font-family="'Courier New'" style:font-family-generic="roman" style:font-pitch="variable" fo:letter-spacing="-0.035cm" fo:language="uk" fo:country="UA" fo:font-weight="bold" style:font-weight-asian="bold"/>
    </style:style>
    <style:style style:name="_3f__3f__3f__3f__3f__3f__3f__3f__3f__3f__3f__3f__3f__3f__20__3f__3f__3f__3f_" style:display-name="?????????????? ????" style:family="paragraph" style:parent-style-name="Standard" style:default-outline-level="" style:list-style-name="">
      <style:paragraph-properties fo:margin-left="3cm" fo:margin-right="0cm" fo:text-indent="0cm" style:auto-text-indent="false"/>
      <style:text-properties style:font-name="Arial Narrow" fo:font-family="'Arial Narrow'" style:font-family-generic="roman" style:font-pitch="variable" fo:language="en" fo:country="US" fo:font-weight="bold" style:font-weight-asian="bold"/>
    </style:style>
    <style:style style:name="_3f__3f__3f__3f__3f__3f__3f__3f__3f__3f__3f__3f__3f__3f__3f__3f__3f__20__3f__3f__3f__3f_" style:display-name="????????????????? ????" style:family="paragraph" style:parent-style-name="_3f__3f__3f__3f__3f__3f__3f__3f__3f__3f__3f__3f__3f__3f__20__3f__3f__3f__3f_" style:default-outline-level="" style:list-style-name="">
      <style:paragraph-properties fo:margin-left="4.001cm" fo:margin-right="0cm" fo:text-indent="0cm" style:auto-text-indent="false"/>
    </style:style>
    <style:style style:name="_3f__3f__3f__3f__3f__3f__3f__3f__3f__3f__3f__3f__3f__3f__3f__3f__3f_" style:display-name="?????????????????" style:family="paragraph" style:parent-style-name="_3f__3f__3f__3f__3f__3f__3f__3f__3f__3f__3f__3f__3f__3f__20__3f__3f__3f__3f_" style:default-outline-level="" style:list-style-name="">
      <style:paragraph-properties fo:margin-left="4.001cm" fo:margin-right="0cm" fo:text-indent="0cm" style:auto-text-indent="false"/>
    </style:style>
    <style:style style:name="_3f__3f__3f__3f__3f__3f__3f__20__28__3f__3f__3f__29_" style:display-name="??????? (???)" style:family="paragraph" style:parent-style-name="Standard" style:default-outline-level="" style:list-style-name="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_3f__3f__3f__3f__3f__3f__3f__3f__20__3f__3f__3f__3f__3f__3f__3f_" style:display-name="???????? ???????" style:family="paragraph" style:parent-style-name="Standard" style:default-outline-level="" style:list-style-name="">
      <style:text-properties fo:font-size="10pt" fo:font-weight="bold" style:font-size-asian="10pt" style:font-weight-asian="bold"/>
    </style:style>
    <style:style style:name="_3f__3f__3f__3f__3f__3f__3f_" style:display-name="???????" style:family="paragraph" style:parent-style-name="Standard" style:default-outline-level="" style:list-style-name="">
      <style:paragraph-properties fo:margin-left="0cm" fo:margin-right="0cm" fo:text-align="start" style:justify-single-word="false" fo:text-indent="-0.318cm" style:auto-text-indent="false"/>
      <style:text-properties fo:font-size="14pt" fo:language="uk" fo:country="UA" fo:font-weight="normal" style:font-size-asian="14pt" style:font-weight-asian="normal"/>
    </style:style>
    <style:style style:name="Normal1" style:family="paragraph" style:default-outline-level="" style:list-style-name="">
      <style:paragraph-properties fo:margin-top="0.035cm" fo:margin-bottom="0cm" style:contextual-spacing="false" fo:line-height="115%" fo:text-align="justify" style:justify-single-word="false" fo:orphans="0" fo:widows="0" fo:hyphenation-ladder-count="no-limit" style:punctuation-wrap="hanging" style:writing-mode="lr-tb"/>
      <style:text-properties style:use-window-font-color="true" fo:hyphenate="false" fo:hyphenation-remain-char-count="2" fo:hyphenation-push-char-count="2"/>
    </style:style>
    <style:style style:name="_3f__3f__3f__3f__3f__3f__3f__3f__3f__3f_" style:display-name="??????????" style:family="paragraph" style:parent-style-name="Standard" style:default-outline-level="" style:list-style-name="">
      <style:paragraph-properties fo:margin-left="0cm" fo:margin-right="0cm" fo:margin-top="0.917cm" fo:margin-bottom="0cm" style:contextual-spacing="false" fo:text-align="center" style:justify-single-word="false" fo:text-indent="0cm" style:auto-text-indent="false"/>
      <style:text-properties fo:language="uk" fo:country="UA"/>
    </style:style>
    <style:style style:name="_3f__3f__3f__3f__3f__3f__20__3f__3f__3f__3f__3f__3f_" style:display-name="?????? ??????" style:family="paragraph" style:parent-style-name="Text_20_body" style:default-outline-level="" style:list-style-name="">
      <style:paragraph-properties fo:margin-top="0cm" fo:margin-bottom="0cm" style:contextual-spacing="false"/>
      <style:text-properties fo:color="#000000"/>
    </style:style>
    <style:style style:name="_3f__3f__3f__3f__3f__3f__3f__20__3f__3f__3f__3f_" style:display-name="??????? ????" style:family="paragraph" style:parent-style-name="Standard" style:default-outline-level="" style:list-style-name="">
      <style:paragraph-properties fo:margin-left="0cm" fo:margin-right="0cm" fo:text-indent="0cm" style:auto-text-indent="false"/>
      <style:text-properties fo:color="#000000" fo:language="en" fo:country="US"/>
    </style:style>
    <style:style style:name="_3f__3f__3f__3f__3f_" style:display-name="?????" style:family="paragraph" style:parent-style-name="Standard" style:default-outline-level="" style:list-style-name="">
      <style:paragraph-properties fo:margin-left="0cm" fo:margin-right="0cm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_3f__3f__3f__3f__3f_7" style:display-name="?????7" style:family="paragraph" style:parent-style-name="Standard" style:default-outline-level="" style:list-style-name="">
      <style:paragraph-properties fo:margin-left="0cm" fo:margin-right="0cm" fo:text-indent="1.501cm" style:auto-text-indent="false"/>
      <style:text-properties fo:language="uk" fo:country="UA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_3f__3f__3f__3f__3f__3f__3f__3f__20__3f__3f__3f__3f__3f__20__3f__20__3f__3f__3f__3f__3f__3f__3f__3f__20_3" style:display-name="???????? ????? ? ???????? 3" style:family="paragraph" style:parent-style-name="Standard" style:default-outline-level="" style:list-style-name="">
      <style:paragraph-properties fo:margin-left="0.499cm" fo:margin-right="0cm" fo:margin-top="0cm" fo:margin-bottom="0.212cm" style:contextual-spacing="false" fo:text-indent="1.251cm" style:auto-text-indent="false"/>
      <style:text-properties fo:font-size="8pt" style:font-size-asian="8pt"/>
    </style:style>
    <style:style style:name="_3f__3f__3f__3f__20__3f__3f__3f__3f__3f__3f__3f__20__3f__20__3f__3f__3f__3f__3f__3f__3f__3f_" style:display-name="???? ??????? ? ????????" style:family="paragraph" style:parent-style-name="Standard" style:default-outline-level="" style:list-style-name="">
      <style:paragraph-properties fo:margin-left="0cm" fo:margin-right="0cm" fo:text-indent="1.27cm" style:auto-text-indent="false">
        <style:tab-stops>
          <style:tab-stop style:position="0.6cm"/>
        </style:tab-stops>
      </style:paragraph-properties>
      <style:text-properties fo:language="en" fo:country="US"/>
    </style:style>
    <style:style style:name="_3f__3f__3f__20__3f__3f__3f__3f__3f__3f__3f__3f__3f_" style:display-name="??? ?????????" style:family="paragraph" style:default-outline-level="" style:list-style-name="">
      <style:paragraph-properties fo:orphans="2" fo:widows="2" fo:hyphenation-ladder-count="no-limit" style:punctuation-wrap="hanging" style:writing-mode="lr-tb"/>
      <style:text-properties style:use-window-font-color="true" style:font-name="Calibri" fo:font-family="Calibri" style:font-family-generic="roman" style:font-pitch="variable" fo:font-size="11pt" style:font-size-asian="11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Standard" style:default-outline-level="" style:list-style-name="">
      <style:paragraph-properties text:number-lines="false" text:line-number="0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 style:default-outline-level="" style:list-style-name="">
      <style:paragraph-properties fo:text-align="center" style:justify-single-word="false"/>
      <style:text-properties fo:font-weight="bold" style:font-weight-asian="bold"/>
    </style:style>
    <style:style style:name="_3f__3f__3f__3f__3f__3f__3f__3f__3f__3f__20__3f__3f__3f__3f__3f__3f_" style:display-name="?????????? ??????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1.249cm" fo:margin-right="0cm" fo:text-indent="1.251cm" style:auto-text-indent="false"/>
    </style:style>
    <style:style style:name="Свой_20_обычный_20_с_20_отступом" style:display-name="Свой обычный с отступом" style:family="paragraph" style:parent-style-name="Standard" style:default-outline-level="" style:list-style-name="">
      <style:paragraph-properties fo:margin-left="0cm" fo:margin-right="0cm" fo:hyphenation-ladder-count="no-limit" fo:text-indent="1.27cm" style:auto-text-indent="false" style:punctuation-wrap="simple">
        <style:tab-stops>
          <style:tab-stop style:position="0.6cm"/>
        </style:tab-stops>
      </style:paragraph-properties>
      <style:text-properties fo:language="en" fo:country="US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вое_20_перечисление_20_1" style:display-name="Свое перечисление 1" style:family="paragraph" style:parent-style-name="Standard" style:default-outline-level="" style:list-style-name="">
      <style:paragraph-properties fo:margin-left="0cm" fo:margin-right="0cm" fo:hyphenation-ladder-count="no-limit" fo:text-indent="1.251cm" style:auto-text-indent="false" style:punctuation-wrap="simple"/>
      <style:text-properties style:letter-kerning="true" style:language-asian="en" style:country-asian="US" style:font-size-complex="12pt" style:language-complex="he" style:country-complex="IL" fo:hyphenate="true" fo:hyphenation-remain-char-count="2" fo:hyphenation-push-char-count="2"/>
    </style:style>
    <style:style style:name="Свое_20_перечисление_20_2" style:display-name="Свое перечисление 2" style:family="paragraph" style:parent-style-name="Свое_20_перечисление_20_1" style:default-outline-level="" style:list-style-name=""/>
    <style:style style:name="Свой_20_обычный_20_без_20_отступа" style:display-name="Свой обычный без отступа" style:family="paragraph" style:parent-style-name="Standard" style:default-outline-level="" style:list-style-name="">
      <style:paragraph-properties fo:hyphenation-ladder-count="no-limit" style:punctuation-wrap="simple">
        <style:tab-stops>
          <style:tab-stop style:position="0.6cm"/>
        </style:tab-stops>
      </style:paragraph-properties>
      <style:text-properties fo:language="en" fo:country="US" style:font-size-complex="12pt" fo:hyphenate="true" fo:hyphenation-remain-char-count="2" fo:hyphenation-push-char-count="2"/>
    </style:style>
    <style:style style:name="Название_20_объекта._20_Таблица" style:display-name="Название объекта. Таблица" style:family="paragraph" style:parent-style-name="Standard" style:default-outline-level="" style:list-style-name="">
      <style:paragraph-properties fo:margin-left="0cm" fo:margin-right="0cm" fo:margin-top="0.212cm" fo:margin-bottom="0.212cm" style:contextual-spacing="false" fo:keep-together="always" fo:hyphenation-ladder-count="no-limit" fo:text-indent="1.27cm" style:auto-text-indent="false" fo:keep-with-next="always" style:punctuation-wrap="simple"/>
      <style:text-properties fo:hyphenate="true" fo:hyphenation-remain-char-count="2" fo:hyphenation-push-char-count="2"/>
    </style:style>
    <style:style style:name="caption" style:family="paragraph" style:parent-style-name="Standard" style:default-outline-level="" style:list-style-name="">
      <style:paragraph-properties fo:margin-left="0cm" fo:margin-right="0cm" fo:margin-top="0.212cm" fo:margin-bottom="0.212cm" style:contextual-spacing="false" fo:text-align="center" style:justify-single-word="false" fo:hyphenation-ladder-count="no-limit" fo:text-indent="1.27cm" style:auto-text-indent="false" style:punctuation-wrap="simple"/>
      <style:text-properties style:font-weight-complex="bold" fo:hyphenate="true" fo:hyphenation-remain-char-count="2" fo:hyphenation-push-char-count="2"/>
    </style:style>
    <style:style style:name="Перечисление_20_для_20_лаб_20_1" style:display-name="Перечисление для лаб 1" style:family="paragraph" style:parent-style-name="Standard" style:default-outline-level="2" style:list-style-name="Outline">
      <style:paragraph-properties fo:hyphenation-ladder-count="no-limit" style:punctuation-wrap="simple"/>
      <style:text-properties style:font-size-complex="12pt" fo:hyphenate="true" fo:hyphenation-remain-char-count="2" fo:hyphenation-push-char-count="2"/>
    </style:style>
    <style:style style:name="Разделы_20_для_20_лаб" style:display-name="Разделы для лаб" style:family="paragraph" style:parent-style-name="Свой_20_обычный_20_с_20_отступом" style:default-outline-level="1" style:list-style-name="Outline">
      <style:paragraph-properties fo:margin-top="0.212cm" fo:margin-bottom="0.212cm" style:contextual-spacing="false" fo:keep-together="always" fo:keep-with-next="always"/>
      <style:text-properties fo:language="ru" fo:country="RU" fo:font-weight="bold" style:font-weight-asian="bold" style:font-size-complex="12pt"/>
    </style:style>
    <style:style style:name="Перечисление_20_для_20_лаб_20_2" style:display-name="Перечисление для лаб 2" style:family="paragraph" style:parent-style-name="Перечисление_20_для_20_лаб_20_1" style:default-outline-level="3" style:list-style-name="Outline"/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Надпись" style:family="paragraph" style:parent-style-name="Standard" style:default-outline-level="" style:list-style-name="">
      <style:paragraph-properties fo:hyphenation-ladder-count="no-limit" style:punctuation-wrap="simple"/>
      <style:text-properties fo:font-size="10pt" fo:language="en" fo:country="US" style:font-size-asian="10pt" fo:hyphenate="true" fo:hyphenation-remain-char-count="2" fo:hyphenation-push-char-count="2"/>
    </style:style>
    <style:style style:name="ОбычныйР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fo:font-size="12pt" fo:language="en" fo:country="U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/>
    </style:style>
    <style:style style:name="WW8Num13z0" style:family="text"/>
    <style:style style:name="WW8Num13z1" style:family="text">
      <style:text-properties style:font-name="Symbol" fo:font-family="Symbol" style:font-family-generic="roman" style:font-pitch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/>
    <style:style style:name="WW8Num16z0" style:family="text"/>
    <style:style style:name="WW8Num17z0" style:family="text"/>
    <style:style style:name="WW8Num18z0" style:family="text"/>
    <style:style style:name="WW8Num19z0" style:family="text"/>
    <style:style style:name="WW8Num20z0" style:family="text"/>
    <style:style style:name="WW8Num21z0" style:family="text">
      <style:text-properties style:font-name="Times New Roman" fo:font-family="'Times New Roman'" style:font-family-generic="roman" style:font-pitch="variable"/>
    </style:style>
    <style:style style:name="WW8Num21z1" style:family="text">
      <style:text-properties style:font-name="Courier New" fo:font-family="'Courier New'" style:font-family-generic="roman" style:font-pitch="variable"/>
    </style:style>
    <style:style style:name="WW8Num21z2" style:family="text">
      <style:text-properties style:font-name="Wingdings" fo:font-family="Wingdings" style:font-family-generic="roman" style:font-pitch="variable"/>
    </style:style>
    <style:style style:name="WW8Num21z3" style:family="text">
      <style:text-properties style:font-name="Symbol" fo:font-family="Symbol" style:font-family-generic="roman" style:font-pitch="variable"/>
    </style:style>
    <style:style style:name="WW8Num22z0" style:family="text"/>
    <style:style style:name="WW8Num23z0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/>
    </style:style>
    <style:style style:name="WW8Num25z1" style:family="text">
      <style:text-properties style:font-name="Courier New" fo:font-family="'Courier New'" style:font-family-generic="roman" style:font-pitch="variable"/>
    </style:style>
    <style:style style:name="WW8Num25z2" style:family="text">
      <style:text-properties style:font-name="Wingdings" fo:font-family="Wingdings" style:font-family-generic="roman" style:font-pitch="variable"/>
    </style:style>
    <style:style style:name="WW8Num26z0" style:family="text"/>
    <style:style style:name="WW8Num27z0" style:family="text">
      <style:text-properties style:font-name="Wingdings" fo:font-family="Wingdings" style:font-family-generic="roman" style:font-pitch="variable"/>
    </style:style>
    <style:style style:name="WW8Num28z0" style:family="text"/>
    <style:style style:name="WW8Num29z0" style:family="text"/>
    <style:style style:name="WW8Num30z0" style:family="text"/>
    <style:style style:name="WW8Num31z0" style:family="text"/>
    <style:style style:name="WW8Num32z0" style:family="text"/>
    <style:style style:name="WW8Num33z0" style:family="text">
      <style:text-properties style:font-name="Times New Roman" fo:font-family="'Times New Roman'" style:font-family-generic="roman" style:font-pitch="variable"/>
    </style:style>
    <style:style style:name="WW8Num33z1" style:family="text">
      <style:text-properties style:font-name="Wingdings" fo:font-family="Wingdings" style:font-family-generic="roman" style:font-pitch="variable"/>
    </style:style>
    <style:style style:name="WW8Num34z0" style:family="text"/>
    <style:style style:name="WW8Num35z0" style:family="text"/>
    <style:style style:name="_3f__3f__3f__3f__3f__3f__3f__3f__20__3f__3f__3f__3f__3f__20__3f__3f__3f__3f__3f__3f_" style:display-name="???????? ????? ??????" style:family="text"/>
    <style:style style:name="_3f__3f__3f__3f__3f__3f__3f__3f__3f__3f__3f__3f__3f__3f__20__3f__3f__3f__3f__20__3f__3f__3f__3f_" style:display-name="?????????????? ???? ????" style:family="text">
      <style:text-properties style:font-name="Arial Narrow" fo:font-family="'Arial Narrow'" style:font-family-generic="roman" style:font-pitch="variable" fo:font-size="14pt" fo:language="en" fo:country="US" fo:font-weight="bold" style:font-size-asian="14pt" style:font-weight-asian="bold"/>
    </style:style>
    <style:style style:name="_3f__3f__3f__3f__3f__3f__3f__3f__3f__3f__3f__3f__3f__3f__3f__3f__3f__20__3f__3f__3f__3f__20__3f__3f__3f__3f_" style:display-name="????????????????? ???? ????" style:family="text" style:parent-style-name="_3f__3f__3f__3f__3f__3f__3f__3f__3f__3f__3f__3f__3f__3f__20__3f__3f__3f__3f__20__3f__3f__3f__3f_">
      <style:text-properties style:font-name="Arial Narrow" fo:font-family="'Arial Narrow'" style:font-family-generic="roman" style:font-pitch="variable" fo:font-size="14pt" fo:language="en" fo:country="US" fo:font-weight="bold" style:font-size-asian="14pt" style:font-weight-asian="bold"/>
    </style:style>
    <style:style style:name="page_20_number" style:display-name="page number" style:family="text" style:parent-style-name="_3f__3f__3f__3f__3f__3f__3f__3f__20__3f__3f__3f__3f__3f__20__3f__3f__3f__3f__3f__3f_"/>
    <style:style style:name="_3f__3f__3f__3f__3f__3f__3f__3f__3f__3f__3f__20_HTML_20__3f__3f__3f__3f_" style:display-name="??????????? HTML ????" style:family="text">
      <style:text-properties style:font-name="Courier New" fo:font-family="'Courier New'" style:font-family-generic="roman" style:font-pitch="variable" fo:language="ru" fo:country="RU"/>
    </style:style>
    <style:style style:name="_3f__3f__3f__3f__3f_7_20__3f__3f__3f__3f_" style:display-name="?????7 ????" style:family="text">
      <style:text-properties fo:font-size="14pt" fo:language="uk" fo:country="UA" style:font-size-asian="14pt"/>
    </style:style>
    <style:style style:name="_3f__3f__3f__3f__3f__3f__3f__20__3f__3f__3f__3f_" style:display-name="??????? ????" style:family="text">
      <style:text-properties fo:font-size="14pt" fo:language="ru" fo:country="RU" style:font-size-asian="14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2_20_Знак" style:display-name="Заголовок 2 Знак" style:family="text" style:parent-style-name="Default_20_Paragraph_20_Font">
      <style:text-properties fo:font-size="14pt" fo:font-weight="bold" style:font-size-asian="14pt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вой_20_обычный_20_с_20_отступом_20_Знак" style:display-name="Свой обычный с отступом Знак" style:family="text" style:parent-style-name="Default_20_Paragraph_20_Font">
      <style:text-properties fo:font-size="14pt" fo:language="en" fo:country="US" style:font-size-asian="14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4pt" style:font-size-asian="14pt"/>
    </style:style>
    <style:style style:name="apple-converted-space" style:family="text" style:parent-style-name="Default_20_Paragraph_20_Font"/>
    <style:style style:name="Заголовок_20_4_20_Знак" style:display-name="Заголовок 4 Знак" style:family="text" style:parent-style-name="Default_20_Paragraph_20_Font">
      <style:text-properties fo:color="#365f91" style:font-name="Cambria" fo:font-family="Cambria" style:font-family-generic="roman" style:font-pitch="variable" fo:font-size="14pt" fo:font-style="italic" style:font-size-asian="14pt" style:font-style-asian="italic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365f91" style:font-name="Cambria" fo:font-family="Cambria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1.27cm" fo:margin-left="3.2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27cm" fo:text-indent="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uk" fo:country="UA"/>
    </style:style>
    <style:style style:name="MT1" style:family="text">
      <style:text-properties officeooo:rsid="000809e1"/>
    </style:style>
    <style:page-layout style:name="Mpm1">
      <style:page-layout-properties fo:page-width="21.001cm" fo:page-height="29.7cm" style:num-format="1" style:print-orientation="portrait" fo:margin-top="1cm" fo:margin-bottom="2cm" fo:margin-left="3cm" fo:margin-right="1.499cm" style:writing-mode="lr-tb" style:layout-grid-color="#c0c0c0" style:layout-grid-lines="26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1"><text:tab/><text:tab/><text:span text:style-name="MT1">Тур Г.Н. СК-121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 ЛАБОРАТОРНАЯ РАБОТА</dc:title>
    <meta:initial-creator>Admin</meta:initial-creator>
    <meta:editing-cycles>455</meta:editing-cycles>
    <meta:print-date>2013-12-16T15:16:00</meta:print-date>
    <meta:creation-date>2015-02-19T01:29:00</meta:creation-date>
    <dc:date>2015-12-05T18:57:24.686059006</dc:date>
    <meta:editing-duration>PT50M30S</meta:editing-duration>
    <meta:generator>LibreOffice/4.2.8.2$Linux_X86_64 LibreOffice_project/420m0$Build-2</meta:generator>
    <meta:document-statistic meta:table-count="0" meta:image-count="1" meta:object-count="0" meta:page-count="5" meta:paragraph-count="131" meta:word-count="864" meta:character-count="7472" meta:non-whitespace-character-count="6404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